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15.187cm" style:rel-column-width="8610*"/>
    </style:style>
    <style:style style:name="Tabel1.B" style:family="table-column">
      <style:table-column-properties style:column-width="1.812cm" style:rel-column-width="1027*"/>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2">
      <style:paragraph-properties fo:orphans="2" fo:widows="2"/>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list-style-name="L1">
      <style:paragraph-properties fo:margin-left="0cm" fo:margin-right="0cm" fo:orphans="2" fo:widows="2" fo:text-indent="0cm" style:auto-text-indent="false"/>
    </style:style>
    <style:style style:name="P4" style:family="paragraph" style:parent-style-name="Table_20_Contents">
      <style:text-properties fo:font-weight="bold" style:font-weight-asian="bold" style:font-weight-complex="bold"/>
    </style:style>
    <style:style style:name="T1" style:family="text">
      <style:text-properties fo:font-variant="normal" fo:text-transform="none" fo:color="#222222" style:font-name="arial" fo:font-size="9.75pt" fo:letter-spacing="normal" fo:font-style="normal"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320900" text:style-name="L1">
        <text:list-item>
          <text:p text:style-name="P3"><text:span text:style-name="T1">kui andmehulga ühes veerus on vaid ühe riigi asukohad (nt USA), siis kasuta selle riigi kaarti nende andmete visualiseerimiseks</text:span><text:line-break/><text:span text:style-name="T1">- kui andmehulga veerus on mitme piirkonna asukohad (Afganistan, Iraq), siis kasuta nende jaoks sama kaardikomponenti, kui võimalda kasutajal valida korraga vaid üks neist</text:span><text:line-break/><text:span text:style-name="T1">- kui andmehulgas on X veergu asukohtade andmetega, siis kasuta X kaardikomponenti</text:span><text:line-break/><text:span text:style-name="T1">- kui andmehulga ühes veerus on asukohad ja teises numbrid, siis kuva asukoha juures vastava asukohaga seotud numbrite summat; liikudes hiirega vastava piirkonna peale näita asukoha nime ja summat koos veeru nimega ja fikseeritud tekstiga "here"</text:span><text:line-break/><text:span text:style-name="T1">- kui andmed sisaldavad pildimaterjali, siis näita valikut piltidest koos X modaalses aknas seni kuni kasutaja on lehel passiivne (ei liiguta hiirt ega sisesta midagi klaviatuurilt) või kuva lehe esmakordsel vaatamisel X sekundit visuaalset pildimaterjali</text:span><text:line-break/><text:span text:style-name="T1">- andmete laadimisel kuva progressi või visualiseeri muul moel andmete sisselaadimist</text:span><text:line-break/><text:span text:style-name="T1">-võimalda andmete vaatamist tabelina ning keerulisema visualisatsiooni kaudu</text:span><text:line-break/><text:span text:style-name="T1">- kui veerus on suhteliselt palju korduvaid numbreid (vanus, asukoht, aasta jne), siis kuva nende esinemise statistikat kaardikomponentide all atribuutide väärtuste lõikes väiksemalt</text:span><text:line-break/><text:line-break/><text:span text:style-name="T1">Veeru all pean keerulisemate andmestruktuuride puhul silmas konkreetse atribuudi väärtuste hulka.</text:span></text:p>
        </text:list-item>
      </text:list>
      <text:p text:style-name="P2"/>
      <text:p text:style-name="P2"/>
      <text:h text:style-name="Heading_20_2" text:outline-level="2">Sites</text:h>
      <text:list xml:id="list43251190" text:style-name="L2">
        <text:list-item>
          <text:p text:style-name="P1"><text:bookmark text:name="__RefNumPara__21_1496640823"/><text:a xlink:type="simple" xlink:href="http://edition.cnn.com/SPECIALS/war.casualties/index.html">http://edition.cnn.com/SPECIALS/war.casualties/index.html</text:a> <text:bookmark-end text:name="__RefNumPara__21_1496640823"/></text:p>
        </text:list-item>
      </text:list>
      <text:h text:style-name="Heading_20_2" text:outline-level="2">Rules</text:h>
      <table:table table:name="Tabel1" table:style-name="Tabel1">
        <table:table-column table:style-name="Tabel1.A"/>
        <table:table-column table:style-name="Tabel1.B"/>
        <table:table-row>
          <table:table-cell table:style-name="Tabel1.A1" office:value-type="string">
            <text:p text:style-name="P4">Rule</text:p>
          </table:table-cell>
          <table:table-cell table:style-name="Tabel1.B1" office:value-type="string">
            <text:p text:style-name="P4">Sites</text:p>
          </table:table-cell>
        </table:table-row>
        <table:table-row>
          <table:table-cell table:style-name="Tabel1.A2" office:value-type="string">
            <text:p text:style-name="Table_20_Contents">Search in top right corner.</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Global navigation (navigation to other sites in the network) in the top before everything else. Position top 0, width 100%</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left.</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2 equally important content panels side by side, 50% width.</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Header height 125px</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ata represented with more difficult visualization (e.g. map) should be alternatively viewable in table format. Table on separate page or in separate tab. It should be possible to filter table rows.</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rt data summary in bottom right.</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Page height 100%, no scrollbar on screens 1024x768 or larger.</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set contains data about several locations then display data in a single map widget, <text:s/>allow user to select location to display.</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 table contains x columns with different location data then use x map widgets to display the data on the same page.</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there are several objects in single location then group them togehter and on hover show the number of objects in that location.</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w full information about object in a bubble/popup on click on the object on map.</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isplay loading animation or message while loading data.</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some column in data table contains relatively few uniqu values then display histogram of these values under the map.</text:p>
          </table:table-cell>
          <table:table-cell table:style-name="Tabel1.B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
          </table:table-cell>
          <table:table-cell table:style-name="Tabel1.B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4M19S</meta:editing-duration>
    <meta:editing-cycles>37</meta:editing-cycles>
    <meta:generator>OpenOffice.org/3.3$Win32 OpenOffice.org_project/330m20$Build-9567</meta:generator>
    <dc:date>2012-01-23T00:32:20.83</dc:date>
    <dc:creator>Hans Mäesalu</dc:creator>
    <meta:document-statistic meta:table-count="1" meta:image-count="0" meta:object-count="0" meta:page-count="1" meta:paragraph-count="34" meta:word-count="400" meta:character-count="2640"/>
    <meta:user-defined meta:name="Info 1"/>
    <meta:user-defined meta:name="Info 2"/>
    <meta:user-defined meta:name="Info 3"/>
    <meta:user-defined meta:name="Info 4"/>
  </office:meta>
</office:document-meta>
</file>